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0pt" officeooo:rsid="001f63a9" officeooo:paragraph-rsid="001f63a9" style:font-size-asian="20pt" style:font-name-complex="Awami Nastaliq OT" style:font-size-complex="20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0pt" officeooo:rsid="003712b9" officeooo:paragraph-rsid="003712b9" style:font-size-asian="20pt" style:font-name-complex="Awami Nastaliq OT" style:font-size-complex="20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0pt" officeooo:rsid="003712b9" officeooo:paragraph-rsid="0039528a" style:font-size-asian="20pt" style:font-name-complex="Awami Nastaliq OT" style:font-size-complex="20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0pt" officeooo:rsid="003e6721" officeooo:paragraph-rsid="00411b3b" style:font-size-asian="20pt" style:font-name-complex="Awami Nastaliq OT" style:font-size-complex="20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0pt" officeooo:rsid="003e6721" officeooo:paragraph-rsid="0045a472" style:font-size-asian="20pt" style:font-name-complex="Awami Nastaliq OT" style:font-size-complex="20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0pt" officeooo:rsid="003c2c2e" officeooo:paragraph-rsid="003c2c2e" style:font-size-asian="20pt" style:font-name-complex="Awami Nastaliq OT" style:font-size-complex="20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0pt" fo:font-weight="normal" officeooo:rsid="00941588" officeooo:paragraph-rsid="004c6a9f" style:font-size-asian="20pt" style:font-weight-asian="normal" style:font-name-complex="Awami Nastaliq OT" style:font-size-complex="20pt" style:font-weight-complex="normal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0pt" fo:font-weight="normal" officeooo:rsid="00a0bd69" officeooo:paragraph-rsid="004c6a9f" style:font-size-asian="20pt" style:font-weight-asian="normal" style:font-name-complex="Awami Nastaliq OT" style:font-size-complex="20pt" style:font-weight-complex="normal"/>
    </style:style>
    <style:style style:name="T1" style:family="text">
      <style:text-properties officeooo:rsid="00388c0e"/>
    </style:style>
    <style:style style:name="T2" style:family="text">
      <style:text-properties officeooo:rsid="0039528a"/>
    </style:style>
    <style:style style:name="T3" style:family="text">
      <style:text-properties officeooo:rsid="003d1c82"/>
    </style:style>
    <style:style style:name="T4" style:family="text">
      <style:text-properties officeooo:rsid="003ea8ec"/>
    </style:style>
    <style:style style:name="T5" style:family="text">
      <style:text-properties officeooo:rsid="00411b3b"/>
    </style:style>
    <style:style style:name="T6" style:family="text">
      <style:text-properties officeooo:rsid="004427e4"/>
    </style:style>
    <style:style style:name="T7" style:family="text">
      <style:text-properties officeooo:rsid="0044d4a5"/>
    </style:style>
    <style:style style:name="T8" style:family="text">
      <style:text-properties officeooo:rsid="00457ffc"/>
    </style:style>
    <style:style style:name="T9" style:family="text">
      <style:text-properties officeooo:rsid="004ab0d3"/>
    </style:style>
    <style:style style:name="T10" style:family="text">
      <style:text-properties officeooo:rsid="00a21e3c"/>
    </style:style>
    <style:style style:name="T11" style:family="text">
      <style:text-properties officeooo:rsid="00a8489e"/>
    </style:style>
    <style:style style:name="T12" style:family="text">
      <style:text-properties officeooo:rsid="00a42e6a"/>
    </style:style>
    <style:style style:name="T13" style:family="text">
      <style:text-properties officeooo:rsid="009fa09a"/>
    </style:style>
    <style:style style:name="T14" style:family="text">
      <style:text-properties officeooo:rsid="00a5f49b"/>
    </style:style>
    <style:style style:name="T15" style:family="text">
      <style:text-properties officeooo:rsid="00a7110a"/>
    </style:style>
    <style:style style:name="T16" style:family="text">
      <style:text-properties officeooo:rsid="00b34a5e"/>
    </style:style>
    <style:style style:name="T17" style:family="text">
      <style:text-properties officeooo:rsid="00947c48"/>
    </style:style>
    <style:style style:name="T18" style:family="text">
      <style:text-properties officeooo:rsid="00acd992"/>
    </style:style>
    <style:style style:name="T19" style:family="text">
      <style:text-properties officeooo:rsid="009ae7db"/>
    </style:style>
    <style:style style:name="T20" style:family="text">
      <style:text-properties officeooo:rsid="009c832e"/>
    </style:style>
    <style:style style:name="T21" style:family="text">
      <style:text-properties officeooo:rsid="009d5fe7"/>
    </style:style>
    <style:style style:name="T22" style:family="text">
      <style:text-properties officeooo:rsid="009db097"/>
    </style:style>
    <style:style style:name="T23" style:family="text">
      <style:text-properties officeooo:rsid="00abf320"/>
    </style:style>
    <style:style style:name="T24" style:family="text">
      <style:text-properties officeooo:rsid="00b1ef47"/>
    </style:style>
    <style:style style:name="T25" style:family="text">
      <style:text-properties officeooo:rsid="003e67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ابے اجے اسے <text:span text:style-name="T1">امے اہے</text:span></text:p>
      <text:p text:style-name="P3">ا<text:span text:style-name="T2">ب</text:span>بے ا<text:span text:style-name="T2">ب</text:span>جے ا<text:span text:style-name="T2">ب</text:span>سے <text:span text:style-name="T1">ا</text:span><text:span text:style-name="T2">ب</text:span><text:span text:style-name="T1">مے ا</text:span><text:span text:style-name="T2">ب</text:span><text:span text:style-name="T1">ہے</text:span></text:p>
      <text:p text:style-name="P4">اجبجے المنے <text:s text:c="3"/>ا<text:span text:style-name="T4">بن</text:span><text:span text:style-name="T9">َ</text:span><text:span text:style-name="T4">تے <text:s/></text:span>ا<text:span text:style-name="T4">بن</text:span><text:span text:style-name="T5">م</text:span><text:span text:style-name="T4">ے </text:span>ا<text:span text:style-name="T4">بن</text:span><text:span text:style-name="T5">سے</text:span></text:p>
      <text:p text:style-name="P5">اجسمے <text:span text:style-name="T7">اشملبے </text:span><text:span text:style-name="T8">امل</text:span><text:span text:style-name="T9">ِ</text:span><text:span text:style-name="T8">ے <text:s/></text:span></text:p>
      <text:p text:style-name="P6"><text:span text:style-name="T3">ا</text:span>بجججے <text:span text:style-name="T6">ابنتثے</text:span></text:p>
      <text:p text:style-name="P7"><text:span text:style-name="T25">ا</text:span>مبسے <text:span text:style-name="T25">ا</text:span><text:span text:style-name="T17">ی</text:span><text:span text:style-name="T18">ٍ</text:span><text:span text:style-name="T17">بس</text:span><text:span text:style-name="T18">ِ</text:span><text:span text:style-name="T17">ے </text:span><text:span text:style-name="T25">ا</text:span><text:span text:style-name="T19">می</text:span><text:span text:style-name="T20">نہے </text:span><text:span text:style-name="T25">ا</text:span><text:span text:style-name="T21">مپہبے </text:span><text:span text:style-name="T25">ا</text:span><text:span text:style-name="T22">ݮپے </text:span><text:span text:style-name="T25">ا</text:span><text:span text:style-name="T13">ݮہ</text:span><text:span text:style-name="T23">ٍ</text:span><text:span text:style-name="T13">نے </text:span><text:span text:style-name="T25">ا</text:span><text:span text:style-name="T24">بنبے </text:span><text:span text:style-name="T25">ا</text:span><text:span text:style-name="T24">ښتے </text:span><text:span text:style-name="T25">ا</text:span><text:span text:style-name="T24">ڥیَبے</text:span></text:p>
      <text:p text:style-name="P8"><text:span text:style-name="T25">ا</text:span>سب<text:span text:style-name="T10">ِ</text:span>ے <text:span text:style-name="T25">ا</text:span>س<text:span text:style-name="T11">ٍ</text:span><text:span text:style-name="T12">نِے </text:span><text:span text:style-name="T25">ا</text:span><text:span text:style-name="T13">ݮہن</text:span><text:span text:style-name="T14">ِے </text:span><text:span text:style-name="T25">ا</text:span><text:span text:style-name="T15">غڜِڃے <text:s/></text:span><text:span text:style-name="T25">ا</text:span><text:span text:style-name="T16">ݮچے </text:span><text:span text:style-name="T25">ا</text:span><text:span text:style-name="T16">خٍیٖے 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2-13T17:22:39.881000000</dc:date>
    <meta:editing-duration>PT6H59M7S</meta:editing-duration>
    <meta:editing-cycles>3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8" meta:word-count="36" meta:character-count="211" meta:non-whitespace-character-count="174"/>
  </office:meta>
</office:document-meta>
</file>